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de59" draw:textarea-horizontal-align="justify" draw:textarea-vertical-align="middle" draw:auto-grow-height="false" fo:min-height="0.504cm" fo:min-width="0.254cm"/>
    </style:style>
    <style:style style:name="gr3" style:family="graphic" style:parent-style-name="standard">
      <style:graphic-properties draw:fill="none" draw:fill-color="#ffde59" draw:textarea-horizontal-align="justify" draw:textarea-vertical-align="middle" draw:auto-grow-height="false" fo:min-height="1.151cm" fo:min-width="0.938cm"/>
    </style:style>
    <style:style style:name="gr4" style:family="graphic" style:parent-style-name="standard">
      <style:graphic-properties draw:fill="none" draw:fill-color="#ffde59" draw:textarea-horizontal-align="justify" draw:textarea-vertical-align="middle" draw:auto-grow-height="false" fo:min-height="1.964cm" fo:min-width="1.714cm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81d41a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de59"/>
      <style:paragraph-properties fo:text-align="center"/>
    </style:style>
    <style:style style:name="P2" style:family="paragraph">
      <loext:graphic-properties draw:fill="none" draw:fill-color="#ffde59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81d41a"/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12cm" svg:height="0.212cm" svg:x="7.386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66cm" svg:height="1.066cm" svg:x="6.94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981cm" svg:x="6.488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3cm" svg:height="3.13cm" svg:x="5.926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86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89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cm" svg:y="8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691cm" svg:y="9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1cm" svg:y="10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992cm" svg:y="8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2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492cm" svg:y="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492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492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092cm" svg:y="9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5.992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2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581cm" svg:y="9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8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2cm" svg:height="0.09cm" svg:x="7.888cm" svg:y="8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cm" svg:height="0.09cm" svg:x="7.488cm" svg:y="9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2cm" svg:height="0.212cm" svg:x="7.387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66cm" svg:height="1.066cm" svg:x="6.941cm" svg:y="1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032cm" svg:height="1.981cm" svg:x="6.489cm" svg:y="1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3cm" svg:height="3.13cm" svg:x="5.927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87cm" svg:y="1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9cm" svg:y="12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99cm" svg:y="12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1cm" svg:y="1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692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2cm" svg:y="1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cm" svg:height="0.09cm" svg:x="8.993cm" svg:y="1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3cm" svg:y="1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cm" svg:height="0.09cm" svg:x="7.493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7.493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493cm" svg:y="1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cm" svg:height="0.09cm" svg:x="6.093cm" svg:y="1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5.993cm" svg:y="12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8.493cm" svg:y="14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9cm" svg:height="0.09cm" svg:x="6.59cm" svg:y="1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09cm" svg:height="0.09cm" svg:x="6.989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92cm" svg:height="0.09cm" svg:x="7.889cm" svg:y="12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9cm" svg:height="0.09cm" svg:x="7.489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582cm" svg:y="8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8.282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583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8.283cm" svg:y="1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092cm" svg:height="0.09cm" svg:x="6.99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565cm" svg:y="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783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8.865cm" svg:y="8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8.865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5.865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7.965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7.965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283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583cm" svg:y="8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566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784cm" svg:y="14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8.866cm" svg:y="12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8.866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5.866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7.966cm" svg:y="11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7.966cm" svg:y="1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8cm" svg:height="0.09cm" svg:x="6.284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2cm" svg:height="0.09cm" svg:x="7.089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0:29.655606324</meta:creation-date>
    <dc:date>2021-04-02T13:59:27.253715834</dc:date>
    <meta:editing-duration>P1DT4H34M55S</meta:editing-duration>
    <meta:editing-cycles>2</meta:editing-cycles>
    <meta:generator>LibreOffice/6.4.6.2$Linux_X86_64 LibreOffice_project/40$Build-2</meta:generator>
    <meta:document-statistic meta:object-count="67"/>
  </office:meta>
</office:document-meta>
</file>